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43in"/>
    </style:style>
    <style:style style:name="co2" style:family="table-column">
      <style:table-column-properties fo:break-before="auto" style:column-width="2.7146in"/>
    </style:style>
    <style:style style:name="co3" style:family="table-column">
      <style:table-column-properties fo:break-before="auto" style:column-width="3.0252in"/>
    </style:style>
    <style:style style:name="co4" style:family="table-column">
      <style:table-column-properties fo:break-before="auto" style:column-width="5.0634in"/>
    </style:style>
    <style:style style:name="co5" style:family="table-column">
      <style:table-column-properties fo:break-before="auto" style:column-width="3.2346in"/>
    </style:style>
    <style:style style:name="co6" style:family="table-column">
      <style:table-column-properties fo:break-before="auto" style:column-width="0.672in"/>
    </style:style>
    <style:style style:name="ro1" style:family="table-row">
      <style:table-row-properties style:row-height="1.5437in" fo:break-before="auto" style:use-optimal-row-height="true"/>
    </style:style>
    <style:style style:name="ro2" style:family="table-row">
      <style:table-row-properties style:row-height="0.228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ta1" style:family="table" style:master-page-name="PageStyle_5f_sheet1_20_1">
      <style:table-properties table:display="true" style:writing-mode="lr-tb"/>
    </style:style>
    <style:style style:name="ce1" style:family="table-cell" style:parent-style-name="Excel_20_Built-in_20_Normal">
      <style:table-cell-properties fo:background-color="#99cc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number-columns-repeated="13" table:default-cell-style-name="Excel_20_Built-in_20_Normal"/>
        <table:table-column table:style-name="co5" table:number-columns-repeated="2" table:default-cell-style-name="Excel_20_Built-in_20_Normal"/>
        <table:table-column table:style-name="co6" table:number-columns-repeated="1005" table:default-cell-style-name="Excel_20_Built-in_20_Normal"/>
        <table:table-row table:style-name="ro1">
          <table:table-cell table:style-name="ce1" office:value-type="string">
            <text:p>Do Not fill/edit this Column</text:p>
          </table:table-cell>
          <table:table-cell table:style-name="ce1" office:value-type="string">
            <text:p>Unique Mail ID</text:p>
            <text:p/>
            <text:p>(Compulsory for All User Roles)</text:p>
          </table:table-cell>
          <table:table-cell table:style-name="ce1" office:value-type="string">
            <text:p>Unique Mobile No.</text:p>
            <text:p/>
            <text:p>(Compulsory for All User Roles)</text:p>
          </table:table-cell>
          <table:table-cell table:style-name="ce1" office:value-type="string">
            <text:p>"Write the following Options only: </text:p>
            <text:p>1) Branch_Maker </text:p>
            <text:p>2) Branch_Checker/Approver </text:p>
            <text:p>3) Admin_Maker </text:p>
            <text:p>4) Admin_Checker </text:p>
            <text:p>5) Head_Office"</text:p>
            <text:p>(Compulsory for All User Roles)</text:p>
          </table:table-cell>
          <table:table-cell table:style-name="ce1" office:value-type="string">
            <text:p>Name of Branch</text:p>
            <text:p/>
            <text:p>(Compulsory for Branch_Maker, Branch Checker/Approver)</text:p>
          </table:table-cell>
          <table:table-cell table:style-name="ce1" office:value-type="string">
            <text:p>Code of Branch</text:p>
            <text:p/>
            <text:p>(Compulsory for Branch_Maker, Branch Checker/Approver)</text:p>
          </table:table-cell>
          <table:table-cell table:style-name="ce1" office:value-type="string">
            <text:p>Branch IFSC Code</text:p>
            <text:p/>
            <text:p>(Compulsory for Branch_Maker, Branch Checker/Approver)</text:p>
          </table:table-cell>
          <table:table-cell table:style-name="ce1" office:value-type="string">
            <text:p>Branch Contact Person</text:p>
            <text:p/>
            <text:p>(Compulsory for Branch_Maker, Branch Checker/Approver)</text:p>
          </table:table-cell>
          <table:table-cell table:style-name="ce1" office:value-type="string">
            <text:p>Branch Contact Email</text:p>
            <text:p/>
            <text:p>(Compulsory for Branch_Maker, Branch Checker/Approver)</text:p>
          </table:table-cell>
          <table:table-cell table:style-name="ce1" office:value-type="string">
            <text:p>Branch Telephone No.</text:p>
            <text:p/>
            <text:p>(Compulsory for Branch_Maker, Branch Checker/Approver)</text:p>
          </table:table-cell>
          <table:table-cell table:style-name="ce1" office:value-type="string">
            <text:p>Name of Location where branch is situated</text:p>
            <text:p/>
            <text:p>(Compulsory for Branch_Maker, Branch Checker/Approver)</text:p>
          </table:table-cell>
          <table:table-cell table:style-name="ce1" office:value-type="string">
            <text:p>Branch Address</text:p>
            <text:p/>
            <text:p>(Compulsory for Branch_Maker, Branch Checker/Approver)</text:p>
          </table:table-cell>
          <table:table-cell table:style-name="ce1" office:value-type="string">
            <text:p>Branch Pincode</text:p>
            <text:p/>
            <text:p>(Compulsory for Branch_Maker, Branch Checker/Approver)</text:p>
          </table:table-cell>
          <table:table-cell table:style-name="ce1" office:value-type="string">
            <text:p>Write State Code from CW-City &amp; State Master</text:p>
            <text:p/>
            <text:p>(Compulsory for Branch_Maker, Branch Checker/Approver)</text:p>
          </table:table-cell>
          <table:table-cell table:style-name="ce1" office:value-type="string">
            <text:p>Write State Name from CW-City &amp; State Master</text:p>
            <text:p/>
            <text:p>(Compulsory for Branch_Maker, Branch Checker/Approver)</text:p>
          </table:table-cell>
          <table:table-cell table:style-name="ce1" office:value-type="string">
            <text:p>Write City Code from CW-City &amp; State Master</text:p>
            <text:p/>
            <text:p>(Compulsory for Branch_Maker, Branch Checker/Approver)</text:p>
          </table:table-cell>
          <table:table-cell table:style-name="ce1" office:value-type="string">
            <text:p>Write City Name from CW-City &amp; State Master</text:p>
            <text:p/>
            <text:p>(Compulsory for Branch_Maker, Branch Checker/Approver)</text:p>
          </table:table-cell>
          <table:table-cell table:style-name="ce1" office:value-type="string">
            <text:p>Please Write Following Options only: </text:p>
            <text:p>1) Yes </text:p>
            <text:p>2) No</text:p>
            <text:p>(Compulsory for All User Roles)</text:p>
          </table:table-cell>
          <table:table-cell table:style-name="ce1" office:value-type="string">
            <text:p>Please Write Following Options only: </text:p>
            <text:p>1) Yes </text:p>
            <text:p>2) No</text:p>
            <text:p>(Compulsory for All User Roles)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email</text:p>
          </table:table-cell>
          <table:table-cell table:style-name="ce2" office:value-type="string">
            <text:p>mobile</text:p>
          </table:table-cell>
          <table:table-cell table:style-name="ce2" office:value-type="string">
            <text:p>role_id</text:p>
          </table:table-cell>
          <table:table-cell table:style-name="ce2" office:value-type="string">
            <text:p>branch_name</text:p>
          </table:table-cell>
          <table:table-cell table:style-name="ce2" office:value-type="string">
            <text:p>branch_code</text:p>
          </table:table-cell>
          <table:table-cell table:style-name="ce2" office:value-type="string">
            <text:p>ifsc_code</text:p>
          </table:table-cell>
          <table:table-cell table:style-name="ce2" office:value-type="string">
            <text:p>br_contact_person</text:p>
          </table:table-cell>
          <table:table-cell table:style-name="ce2" office:value-type="string">
            <text:p>br_contact_email</text:p>
          </table:table-cell>
          <table:table-cell table:style-name="ce2" office:value-type="string">
            <text:p>br_tel_no</text:p>
          </table:table-cell>
          <table:table-cell table:style-name="ce2" office:value-type="string">
            <text:p>location_name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pincode</text:p>
          </table:table-cell>
          <table:table-cell table:style-name="ce2" office:value-type="string">
            <text:p>CW_State_Code</text:p>
          </table:table-cell>
          <table:table-cell table:style-name="ce2" office:value-type="string">
            <text:p>State_Name</text:p>
          </table:table-cell>
          <table:table-cell table:style-name="ce2" office:value-type="string">
            <text:p>CW_City_Code</text:p>
          </table:table-cell>
          <table:table-cell table:style-name="ce2" office:value-type="string">
            <text:p>City_Name</text:p>
          </table:table-cell>
          <table:table-cell table:style-name="ce2" office:value-type="string">
            <text:p>MSME_Funding</text:p>
          </table:table-cell>
          <table:table-cell table:style-name="ce2" office:value-type="string">
            <text:p>PL_Funding</text:p>
          </table:table-cell>
          <table:table-cell table:number-columns-repeated="1005"/>
        </table:table-row>
        <table:table-row table:style-name="ro3">
          <table:table-cell/>
          <table:table-cell office:value-type="string">
            <text:p><text:a xlink:href="mailto:sbi.14657@sbi.co.in">sbi.14657@sbi.co.in</text:a></text:p>
          </table:table-cell>
          <table:table-cell office:value-type="float" office:value="9996255225">
            <text:p>9996255225</text:p>
          </table:table-cell>
          <table:table-cell office:value-type="float" office:value="2">
            <text:p>2</text:p>
          </table:table-cell>
          <table:table-cell office:value-type="string">
            <text:p>GURDASPUR ROAD PATHANKOT</text:p>
          </table:table-cell>
          <table:table-cell office:value-type="float" office:value="14657">
            <text:p>14657</text:p>
          </table:table-cell>
          <table:table-cell office:value-type="string">
            <text:p>SBIN0014657</text:p>
          </table:table-cell>
          <table:table-cell office:value-type="string">
            <text:p>TARUN SHARMA</text:p>
          </table:table-cell>
          <table:table-cell office:value-type="string">
            <text:p><text:a xlink:href="mailto:SBI.14657@SBI.CO.IN">SBI.14657@SBI.CO.IN</text:a></text:p>
          </table:table-cell>
          <table:table-cell office:value-type="float" office:value="1862522002">
            <text:p>1862522002</text:p>
          </table:table-cell>
          <table:table-cell table:number-columns-repeated="2" office:value-type="string">
            <text:p>GURDASPUR ROAD PATHANKOT</text:p>
          </table:table-cell>
          <table:table-cell office:value-type="float" office:value="145001">
            <text:p>145001</text:p>
          </table:table-cell>
          <table:table-cell office:value-type="float" office:value="32">
            <text:p>32</text:p>
          </table:table-cell>
          <table:table-cell office:value-type="string">
            <text:p>PUNJAB</text:p>
          </table:table-cell>
          <table:table-cell office:value-type="float" office:value="3253">
            <text:p>3253</text:p>
          </table:table-cell>
          <table:table-cell office:value-type="string">
            <text:p>PATHANKOT</text:p>
          </table:table-cell>
          <table:table-cell table:number-columns-repeated="2" office:value-type="string">
            <text:p>YES</text:p>
          </table:table-cell>
          <table:table-cell table:number-columns-repeated="1005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4">05/04/2019</text:date>, <text:time>17:5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4T17:59:16.18</dc:date>
    <dc:creator>SBI </dc:creator>
    <meta:document-statistic meta:table-count="1" meta:cell-count="56" meta:object-count="0"/>
    <meta:generator>OpenOffice/4.1.2$Win32 OpenOffice.org_project/412m3$Build-9782</meta:generator>
  </office:meta>
</office:document-meta>
</file>